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82126" officeooo:paragraph-rsid="00082126" style:font-weight-asian="bold" style:font-weight-complex="bold"/>
    </style:style>
    <style:style style:name="P2" style:family="paragraph" style:parent-style-name="Standard">
      <style:text-properties fo:font-weight="bold" officeooo:rsid="00105a5a" officeooo:paragraph-rsid="00105a5a" style:font-weight-asian="bold" style:font-weight-complex="bold"/>
    </style:style>
    <style:style style:name="P3" style:family="paragraph" style:parent-style-name="Standard">
      <style:text-properties fo:font-weight="normal" officeooo:rsid="00082126" officeooo:paragraph-rsid="00082126" style:font-weight-asian="normal" style:font-weight-complex="normal"/>
    </style:style>
    <style:style style:name="P4" style:family="paragraph" style:parent-style-name="Standard">
      <style:text-properties fo:font-weight="normal" officeooo:rsid="00082126" officeooo:paragraph-rsid="00105a5a" style:font-weight-asian="normal" style:font-weight-complex="normal"/>
    </style:style>
    <style:style style:name="P5" style:family="paragraph" style:parent-style-name="Standard">
      <style:text-properties fo:font-weight="normal" officeooo:rsid="00096cce" officeooo:paragraph-rsid="00096cce" style:font-weight-asian="normal" style:font-weight-complex="normal"/>
    </style:style>
    <style:style style:name="P6" style:family="paragraph" style:parent-style-name="Standard">
      <style:text-properties fo:font-weight="normal" officeooo:rsid="00105a5a" officeooo:paragraph-rsid="00105a5a" style:font-weight-asian="normal" style:font-weight-complex="normal"/>
    </style:style>
    <style:style style:name="P7" style:family="paragraph" style:parent-style-name="Standard">
      <style:text-properties fo:font-weight="normal" officeooo:rsid="0011ea30" officeooo:paragraph-rsid="0011ea30" style:font-weight-asian="normal" style:font-weight-complex="normal"/>
    </style:style>
    <style:style style:name="P8" style:family="paragraph" style:parent-style-name="Standard">
      <style:text-properties fo:font-weight="normal" officeooo:rsid="0016a07d" officeooo:paragraph-rsid="0016a07d" style:font-weight-asian="normal" style:font-weight-complex="normal"/>
    </style:style>
    <style:style style:name="P9" style:family="paragraph" style:parent-style-name="Standard">
      <style:text-properties fo:font-weight="normal" officeooo:rsid="000aadb2" officeooo:paragraph-rsid="00105a5a" style:font-weight-asian="normal" style:font-weight-complex="normal"/>
    </style:style>
    <style:style style:name="P10" style:family="paragraph" style:parent-style-name="Standard">
      <style:text-properties fo:font-weight="normal" officeooo:rsid="0011ea30" officeooo:paragraph-rsid="0011f8d2" style:font-weight-asian="normal" style:font-weight-complex="normal"/>
    </style:style>
    <style:style style:name="P11" style:family="paragraph" style:parent-style-name="Standard">
      <style:text-properties fo:font-weight="bold" officeooo:rsid="001c9cc3" officeooo:paragraph-rsid="001c9cc3" style:font-weight-asian="bold" style:font-weight-complex="bold"/>
    </style:style>
    <style:style style:name="T1" style:family="text">
      <style:text-properties officeooo:rsid="0008be32"/>
    </style:style>
    <style:style style:name="T2" style:family="text">
      <style:text-properties officeooo:rsid="000cd7c9"/>
    </style:style>
    <style:style style:name="T3" style:family="text">
      <style:text-properties officeooo:rsid="00105a5a"/>
    </style:style>
    <style:style style:name="T4" style:family="text">
      <style:text-properties officeooo:rsid="0011ea30"/>
    </style:style>
    <style:style style:name="T5" style:family="text">
      <style:text-properties officeooo:rsid="0011f8d2"/>
    </style:style>
    <style:style style:name="T6" style:family="text">
      <style:text-properties officeooo:rsid="0013a4f4"/>
    </style:style>
    <style:style style:name="T7" style:family="text">
      <style:text-properties officeooo:rsid="00155159"/>
    </style:style>
    <style:style style:name="T8" style:family="text">
      <style:text-properties officeooo:rsid="00183c90"/>
    </style:style>
    <style:style style:name="T9" style:family="text">
      <style:text-properties officeooo:rsid="001be821"/>
    </style:style>
    <style:style style:name="T10" style:family="text">
      <style:text-properties officeooo:rsid="001d20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æseplan</text:p>
      <text:p text:style-name="P3"/>
      <text:p text:style-name="P3">Først og fremmest: Få en dyb forståelse for linær algebra fra n til n dimensioner (kvadratiske matricer). Brug linære systemer af differens- og differentialligninger til at give intuition for egenværdier og vektorer.</text:p>
      <text:p text:style-name="P3">* <text:span text:style-name="T1">Forstå egenværdier, herunder hvornår der er en basis af egenvektorer (algebraisk og geometrisk multiplicitet) og hvad intuitionen bag komplekse egenværdier er (rotation, multiplikation af komplekse tal som sum af deres vinkel og produkt af deres længder).</text:span></text:p>
      <text:p text:style-name="P3">* <text:span text:style-name="T8">Forstå rummet af mulige løsninger til linære systemer differentialligninger i n dim. Hver af de n funktioner i en løsning består af en vægtet sum af n eksponentielle funktioner (hvor vægtene er forskellige for hver række, men den eksponentielle funktion er den samme). Hvilke typer af funktioner kan bygges? Hvordan hænger de sammen med egenværdierne? Lav eventuelt nogle visualiseringer.</text:span></text:p>
      <text:p text:style-name="P3">* <text:span text:style-name="T9">Forstå egenværdierne af en generel 2 x 2 matrice. Hermed kan jeg også forstå den generelle adfærd af linære differens- og differentialligning systemer.</text:span></text:p>
      <text:p text:style-name="P3"/>
      <text:p text:style-name="P3">Dernæst: Udvid til ikke-linære systemer af differens- og differentialligninger og se, hvordan linearisering bruges til at håndtere disse systemer.</text:p>
      <text:p text:style-name="P3"/>
      <text:p text:style-name="P4"><text:span text:style-name="T3">Eventuelt t</text:span>il sidst: </text:p>
      <text:p text:style-name="P4">* Linær algebra fra n til m dimensioner. F.eks. singulære værdier.</text:p>
      <text:p text:style-name="P9">* Stokastiske og partielle differentialligninger.</text:p>
      <text:p text:style-name="P3"/>
      <text:p text:style-name="P5">Samtidig: Få overblik over hvert af emnerne:</text:p>
      <text:p text:style-name="P5">* De grundlæggende definitioner.</text:p>
      <text:p text:style-name="P5">* De grundlæggende resultater.</text:p>
      <text:p text:style-name="P5">* <text:span text:style-name="T2">De grundlæggende modeller og anvendelses-eksempler.</text:span></text:p>
      <text:p text:style-name="P5">* De mest interessante og præsentable dele af det tilknyttede miniprojekt.</text:p>
      <text:p text:style-name="P5"/>
      <text:p text:style-name="P2">1<text:span text:style-name="T10">0</text:span> dage:</text:p>
      <text:p text:style-name="P11"><text:span text:style-name="T10">5</text:span> dages teoretisk, overordnet:</text:p>
      <text:p text:style-name="P6"><text:span text:style-name="T4">3</text:span> dages <text:span text:style-name="T4">n x n l</text:span>in<text:span text:style-name="T4">ær </text:span>alg<text:span text:style-name="T4">ebra og linære systemer af differens- og differentialligninger</text:span>.</text:p>
      <text:p text:style-name="P10">2 dages differens- og differentialligninger, der er mere komplicerede end x_<text:span text:style-name="T5">(n+1)</text:span> = Ax_<text:span text:style-name="T5">n og </text:span>x’ = Ax.</text:p>
      <text:p text:style-name="P11">5 dages mere konkret anvendt modellering og eksamensforberedelse:</text:p>
      <text:p text:style-name="P7">5 dages emne gennemgang, <text:span text:style-name="T7">1 emne per dag. Sørg for at forstå intuitionen bag alle modellerne i miniprojekterne.</text:span></text:p>
      <text:p text:style-name="P7"/>
      <text:p text:style-name="P8">Overvej at sætte 2 dage af til at skrive blog indlæg om min proces, spørgsmål og indsig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2:31:20.772351678</meta:creation-date>
    <dc:date>2018-05-13T18:21:56.467244125</dc:date>
    <meta:editing-duration>PT2H34M7S</meta:editing-duration>
    <meta:editing-cycles>18</meta:editing-cycles>
    <meta:generator>LibreOffice/5.1.6.2$Linux_X86_64 LibreOffice_project/10m0$Build-2</meta:generator>
    <meta:document-statistic meta:table-count="0" meta:image-count="0" meta:object-count="0" meta:page-count="1" meta:paragraph-count="21" meta:word-count="304" meta:character-count="2029" meta:non-whitespace-character-count="1745"/>
  </office:meta>
</office:document-meta>
</file>